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7.39069444444444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لټو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غونډ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وړاندیز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د ځای انتخاب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خپروونکی او تما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خپروونکی او تماس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د علاقې نکت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پاڼه پیدا نشو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تو نیو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سیمه ییز خبر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آلمان لپاره ستاسو ډیجیټال لارښود دی. په دې کې تاسو سیمه ییز معلومات، غونډې او مشورې موندلی شئ. همېشه تازه معلومات ستاسو په ژبه کې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پي ډي ایف جوړ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له بده مرغه ستا ژبه دلته موجوده ند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یوه ژبه انتخاب کړ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آخري تغیر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سیمه ییز معلو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وړاندیز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غونډ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خبر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نوې زړ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دا ژبه له بده مرغه دلته موجوده ند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دا ښار له بده مرغه پیدا نش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دا پاڼه له بده مرغه پیدا ن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دا غونډه له بده مرغه پیدا ن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دا وړاندیز له بده مرغه پیدا نش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دا د علاقې نکته له بده مرغه پیدا ن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دا پاڼه له بده مرغه پیدا ن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له سرور سره پیوستون ناکام ش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دا غوښتنه پروسس نکړی 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د سرور ځواب پروسس نکړی ش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یوه نامعلومه اشتباه رامینځته 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یو ځل بیا کوښښ 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له بده مرغه پاڼه ډاونلوډ نکړی 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یوه ژبه انتخاب کړه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مخپاڼې ته تل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کټګوریو ته تل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غونډو ته تل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وړاندیزونو ته تل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اشتبا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یوه اشتباه رامینځته شو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له بده مرغه د ژبې انتخاب ناکام ش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انتخاب شوې ژبه آفلاین موجوده نده. د انټرنیټ فعال پیوستون اړین دی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ځا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نېټ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غونډ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دا مهال کومې غونډې نشت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تخنیکي فعالی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د {{city}} منځپانګ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"{{offer}}" وړاندی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د لټو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د "{{page}}" پاڼې منځپانګ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د "{{event}}" غونډې منځپانګ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لېږ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د تبصرې په لېږلو کې یوه اشتباه رامینځته شو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تبصر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څشی ګټور وو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مونږ څشی بهترولی شو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تبصره د څه لپاره ده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آیا دا پاڼه ګټوره ده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ګټوره د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ګټوره ند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له بده مرغه مناسبې نتیجې پیدا نشوې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ستاسو تبصره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آیا صحیح پیدا نشو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کوم معلومات پکې نشته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تبصره ولېږل شو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ستاسو د تبصرې لپاره ډېره مننه. په دې توګه تاسو مونږ سره مرسته کوئ چې مونږ خپل ایپ--{{appName}} او د هغې منځپانګه بهتره کړو. مونږ ستاسو نورو تبصرو او نظرونو ته سترګې په لار یُو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پای ته رس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دا پاڼه ګټوره ند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دا پاڼه ګټوره د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آلمان لپاره ستاسو ډیجیټال لارښود دی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لټو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د کلیدي ټکو په مرسته زر صحیح معلومات موند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د ژبې تغی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د انفرادي پاڼو ژبې ته په اسانۍ تغیر ور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غونډ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دا مهال په دې شاوخوا کې غونډې او ملاقات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وړاندیز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دې شاوخوا کې د وظیفې لټون، د ستاژ لټون او نو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تنظی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په "{{accept}}" باندې کلیک کولو سره زه {{appName}}--ایپ ته اجازه ورکوم، 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د ایپ ثب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 په اتومات ډول د {{appName}} د خرابېدو د پېغامونو لېږل بهتر کړ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فشاري خبرتیاو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 په فشاري خبرتیاو سره تر ټولو تازه سیمه ییز خبرونه ولېږ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نږدې ځای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 ماته زما د جي پي ایس-استاندارد ځایونو په مرسته نږدې ځایونه وړاندیز کړ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اووښت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مخت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ختم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خوندي 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تغیر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رد 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قبل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د ډاټا د حفاظت بیانی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ځای لټ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شاوخوا نږدې ځای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شاوخوا کې نږدې ځایونه پیدا نشول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یاد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ددې لپاره چې شاوخوا نږدې ځایونه وښودل شي، د ځای خدمت باید فعال کړی شوی وي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موقعیت ته لاسرسی لازمي د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1">
            <text:p>موقعیت تعین کړه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د موقعیت تعینول غیر فعال شو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د موقعیت تعینول ناکام ش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د ځایونو لیسټ تازه 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خپروونکی او تما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د ډاټا حفاظ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وړاندیز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سیمه ییز معلو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غونډ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غونډې نشت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خبر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په نورو ژبو کې موجود ند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ترجمه موجود ند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لټ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موقعیت بدل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ژبه بدل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تنظی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شری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ختم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همدا اوس پیدا شو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د منځپانګو شریکول له بده مرغه ناکام شول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خپروونک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خبر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نوې زړ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سیمه ییز خبر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سیمه ییزې نوې زړ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سیمه یی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مخته لوست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دا مهال کوم خبرونه نشت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دا مهال کومې نوې زړې نشته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وړاندیز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لټو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د ایپ ثب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په اتومات ډول د خرابي د پېغامونو په لېږلو سره د {{appName}}--ایپ بهتر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فشاري خبرتیاوې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د تازه سیمه ییزو خبرونو لپاره فشاري خبرتیاوې ترلاسه 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نږدې ځایون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نږدې ځایونو لپاره د جي پي ایس-موقعیتونو په مرسته وړاندیزونه ترلاسه 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د {{appName}} په اړ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د ډاټا د حفاظت بیانی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بڼه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د آزادې-سرچینې لیسن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اجازه ورک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فیچر غیر فعال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د نږدې ځایونو د وړاندیز لپاره موقعیت ته لاسرسی اړین د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د فشاري خبرتیاو لپاره اختیارات ورکول اړین د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غیر فعال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تازه، علمي معلومات تاسو روغتیايي ښوونې لپاره فدرالي مرکز سره موندلی شئ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2">
            <text:p><text:a xlink:href="https://www.infektionsschutz.de/coronavirus/">https://www.infektionsschutz.de/coronavirus/</text:a></text:p>
          </table:table-cell>
          <table:table-cell office:value-type="string" table:style-name="ce1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نور معلوم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پای ته رس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کوم وړاندیز موجود ند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table:number-columns-repeated="16382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Gebruiker</meta:initial-creator>
    <dc:creator>Gebruiker</dc:creator>
    <meta:creation-date>2020-08-12T07:52:48Z</meta:creation-date>
    <dc:date>2020-08-12T16:31:52Z</dc:date>
  </office:meta>
</office:document-meta>
</file>